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2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3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655cm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469cm" fo:min-width="6.917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9cm" fo:min-width="6.917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24cm"/>
      <style:paragraph-properties style:writing-mode="lr-tb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04cm" fo:min-width="2.0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6cm" fo:min-width="2.7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9cm" fo:min-width="2.2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6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004cm"/>
      <style:paragraph-properties style:writing-mode="lr-tb"/>
    </style:style>
    <style:style style:name="gr15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cm" svg:height="1.673cm" svg:x="0.5cm" svg:y="0.946cm">
          <draw:text-box>
            <text:p>cheeses</text:p>
          </draw:text-box>
        </draw:frame>
        <draw:frame draw:style-name="gr2" draw:text-style-name="P1" draw:layer="layout" svg:width="2.986cm" svg:height="1.673cm" svg:x="0.4cm" svg:y="4.334cm">
          <draw:text-box>
            <text:p>numbers</text:p>
          </draw:text-box>
        </draw:frame>
        <draw:frame draw:style-name="gr3" draw:text-style-name="P1" draw:layer="layout" svg:width="2.552cm" svg:height="1.673cm" svg:x="1.1cm" svg:y="7.622cm">
          <draw:text-box>
            <text:p>empty</text:p>
          </draw:text-box>
        </draw:frame>
        <draw:custom-shape draw:style-name="gr4" draw:text-style-name="P2" draw:layer="layout" svg:width="7.517cm" svg:height="2.819cm" svg:x="5.755cm" svg:y="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17cm" svg:height="2.819cm" svg:x="5.755cm" svg:y="3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7.517cm" svg:height="0.94cm" svg:x="5.755cm" svg:y="7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313cm" svg:y1="1.515cm" svg:x2="5.756cm" svg:y2="1.515cm">
          <text:p/>
        </draw:line>
        <draw:line draw:style-name="gr6" draw:text-style-name="P3" draw:layer="layout" svg:x1="3.289cm" svg:y1="4.898cm" svg:x2="5.755cm" svg:y2="4.898cm">
          <text:p/>
        </draw:line>
        <draw:line draw:style-name="gr6" draw:text-style-name="P3" draw:layer="layout" svg:x1="3.266cm" svg:y1="8.186cm" svg:x2="5.756cm" svg:y2="8.186cm">
          <text:p/>
        </draw:line>
        <draw:frame draw:style-name="gr7" draw:text-style-name="P1" draw:layer="layout" svg:width="0.801cm" svg:height="0.962cm" svg:x="5.85cm" svg:y="0.329cm">
          <draw:text-box>
            <text:p>1</text:p>
          </draw:text-box>
        </draw:frame>
        <draw:frame draw:style-name="gr7" draw:text-style-name="P1" draw:layer="layout" svg:width="0.802cm" svg:height="0.962cm" svg:x="5.85cm" svg:y="1.175cm">
          <draw:text-box>
            <text:p>2</text:p>
          </draw:text-box>
        </draw:frame>
        <draw:frame draw:style-name="gr8" draw:text-style-name="P1" draw:layer="layout" svg:width="0.801cm" svg:height="0.962cm" svg:x="5.851cm" svg:y="2.02cm">
          <draw:text-box>
            <text:p>3</text:p>
          </draw:text-box>
        </draw:frame>
        <draw:frame draw:style-name="gr8" draw:text-style-name="P1" draw:layer="layout" svg:width="0.801cm" svg:height="0.962cm" svg:x="5.852cm" svg:y="3.9cm">
          <draw:text-box>
            <text:p>1</text:p>
          </draw:text-box>
        </draw:frame>
        <draw:frame draw:style-name="gr8" draw:text-style-name="P1" draw:layer="layout" svg:width="0.801cm" svg:height="0.962cm" svg:x="5.853cm" svg:y="5.309cm">
          <draw:text-box>
            <text:p>2</text:p>
          </draw:text-box>
        </draw:frame>
        <draw:line draw:style-name="gr6" draw:text-style-name="P3" draw:layer="layout" svg:x1="6.766cm" svg:y1="0.764cm" svg:x2="9.209cm" svg:y2="0.764cm">
          <text:p/>
        </draw:line>
        <draw:line draw:style-name="gr6" draw:text-style-name="P3" draw:layer="layout" svg:x1="6.742cm" svg:y1="1.609cm" svg:x2="9.185cm" svg:y2="1.609cm">
          <text:p/>
        </draw:line>
        <draw:line draw:style-name="gr6" draw:text-style-name="P3" draw:layer="layout" svg:x1="6.719cm" svg:y1="2.455cm" svg:x2="9.162cm" svg:y2="2.455cm">
          <text:p/>
        </draw:line>
        <draw:line draw:style-name="gr6" draw:text-style-name="P3" draw:layer="layout" svg:x1="6.695cm" svg:y1="4.428cm" svg:x2="9.138cm" svg:y2="4.428cm">
          <text:p/>
        </draw:line>
        <draw:line draw:style-name="gr6" draw:text-style-name="P3" draw:layer="layout" svg:x1="6.682cm" svg:y1="5.963cm" svg:x2="9.105cm" svg:y2="6.274cm">
          <text:p/>
        </draw:line>
        <draw:line draw:style-name="gr6" draw:text-style-name="P3" draw:layer="layout" svg:x1="6.658cm" svg:y1="5.658cm" svg:x2="9.081cm" svg:y2="5.347cm">
          <text:p/>
        </draw:line>
        <draw:custom-shape draw:style-name="gr9" draw:text-style-name="P2" draw:layer="layout" svg:width="0.469cm" svg:height="0.189cm" draw:transform="rotate (-1.39381994064267) translate (6.982cm 5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469cm" svg:height="0.187cm" draw:transform="rotate (-1.39381994064267) translate (7.451cm 5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469cm" svg:height="0.188cm" draw:transform="rotate (-1.39381994064267) translate (7.827cm 5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47cm" svg:height="0.188cm" draw:transform="rotate (-1.39381994064267) translate (8.203cm 5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3.299cm" svg:height="1.054cm" svg:x="9.701cm" svg:y="1.046cm">
          <draw:text-box>
            <text:p text:style-name="P4"><text:span text:style-name="T1">"</text:span><text:span text:style-name="T2">Edam</text:span><text:span text:style-name="T3">"</text:span></text:p>
          </draw:text-box>
        </draw:frame>
        <draw:frame draw:style-name="gr11" draw:text-style-name="P1" draw:layer="layout" svg:width="3.599cm" svg:height="1.106cm" svg:x="9.701cm" svg:y="0.294cm">
          <draw:text-box>
            <text:p><text:span text:style-name="T3">"C</text:span>heddar<text:span text:style-name="T3">"</text:span></text:p>
          </draw:text-box>
        </draw:frame>
        <draw:frame draw:style-name="gr12" draw:text-style-name="P1" draw:layer="layout" svg:width="3.199cm" svg:height="1.209cm" svg:x="9.701cm" svg:y="1.891cm">
          <draw:text-box>
            <text:p><text:span text:style-name="T1">"Gouda</text:span><text:span text:style-name="T3">"</text:span></text:p>
          </draw:text-box>
        </draw:frame>
        <draw:frame draw:style-name="gr13" draw:text-style-name="P1" draw:layer="layout" svg:width="1.799cm" svg:height="1.673cm" svg:x="9.701cm" svg:y="3.958cm">
          <draw:text-box>
            <text:p>42</text:p>
          </draw:text-box>
        </draw:frame>
        <draw:frame draw:style-name="gr14" draw:text-style-name="P1" draw:layer="layout" svg:width="1.899cm" svg:height="1.673cm" svg:x="9.701cm" svg:y="4.904cm">
          <draw:text-box>
            <text:p>123</text:p>
          </draw:text-box>
        </draw:frame>
        <draw:frame draw:style-name="gr7" draw:text-style-name="P1" draw:layer="layout" svg:width="0.802cm" svg:height="0.962cm" svg:x="9.701cm" svg:y="5.743cm">
          <draw:text-box>
            <text:p>5</text:p>
          </draw:text-box>
        </draw:frame>
        <draw:line draw:style-name="gr15" draw:text-style-name="P3" draw:layer="layout" svg:x1="9.702cm" svg:y1="5.75cm" svg:x2="11.111cm" svg:y2="4.9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13.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8:55:39.018632311</meta:creation-date>
    <dc:date>2020-10-29T11:19:36.637786638</dc:date>
    <meta:editing-duration>PT23M46S</meta:editing-duration>
    <meta:editing-cycles>10</meta:editing-cycles>
    <meta:generator>LibreOffice/6.4.6.2$Linux_X86_64 LibreOffice_project/40$Build-2</meta:generator>
    <meta:document-statistic meta:object-count="31"/>
  </office:meta>
</office:document-meta>
</file>